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dash" draw:stroke-dash="Dashed_20__28_var_29_"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4.5cm" svg:height="0.5cm" svg:x="10cm" svg:y="8.5cm">
          <text:p text:style-name="P1"><text:span text:style-name="T1">element 2</text:span></text:p>
        </draw:rect>
        <draw:rect draw:style-name="gr1" draw:text-style-name="P2" draw:layer="layout" svg:width="4.5cm" svg:height="0.5cm" svg:x="10cm" svg:y="7.5cm">
          <text:p text:style-name="P1"><text:span text:style-name="T1">element 0</text:span></text:p>
        </draw:rect>
        <draw:rect draw:style-name="gr1" draw:text-style-name="P2" draw:layer="layout" svg:width="4.5cm" svg:height="0.5cm" svg:x="10cm" svg:y="8cm">
          <text:p text:style-name="P1"><text:span text:style-name="T1">element 1</text:span></text:p>
        </draw:rect>
        <draw:rect draw:style-name="gr1" draw:text-style-name="P2" draw:layer="layout" svg:width="4.5cm" svg:height="0.5cm" svg:x="10cm" svg:y="6cm">
          <text:p text:style-name="P1"><text:span text:style-name="T1">Tag</text:span></text:p>
        </draw:rect>
        <draw:rect draw:style-name="gr1" draw:text-style-name="P2" draw:layer="layout" svg:width="2.25cm" svg:height="0.5cm" svg:x="12.25cm" svg:y="5.5cm">
          <text:p text:style-name="P1"><text:span text:style-name="T1">length</text:span></text:p>
        </draw:rect>
        <draw:rect draw:style-name="gr1" draw:text-style-name="P2" xml:id="id1" draw:id="id1" draw:layer="layout" svg:width="4.5cm" svg:height="1cm" svg:x="10cm" svg:y="6.5cm">
          <text:p text:style-name="P1"><text:span text:style-name="T1">Object</text:span></text:p>
        </draw:rect>
        <draw:connector draw:style-name="gr2" draw:text-style-name="P3" draw:layer="layout" draw:type="lines" svg:x1="7.487cm" svg:y1="6.998cm" svg:x2="10cm" svg:y2="7cm" draw:end-shape="id1" draw:end-glue-point="3" svg:d="m7487 6998v0l2012 2h501">
          <text:p/>
        </draw:connector>
        <draw:rect draw:style-name="gr1" draw:text-style-name="P2" draw:layer="layout" svg:width="1.128cm" svg:height="0.5cm" svg:x="10cm" svg:y="5.5cm">
          <text:p text:style-name="P1"><text:span text:style-name="T1">heap</text:span></text:p>
        </draw:rect>
        <draw:connector draw:style-name="gr2" draw:text-style-name="P3" draw:layer="layout" draw:type="lines" svg:x1="13.25cm" svg:y1="6.248cm" svg:x2="15.632cm" svg:y2="6.23cm" svg:d="m13250 6248v0l2382-18v0">
          <text:p/>
        </draw:connector>
        <draw:line draw:style-name="gr3" draw:text-style-name="P3" draw:layer="layout" svg:x1="12.25cm" svg:y1="9.25cm" svg:x2="12.25cm" svg:y2="10cm">
          <text:p/>
        </draw:line>
        <draw:rect draw:style-name="gr1" draw:text-style-name="P2" draw:layer="layout" svg:width="1.122cm" svg:height="0.5cm" svg:x="11.128cm" svg:y="5.5cm">
          <text:p text:style-name="P1"><text:span text:style-name="T1">0x80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2$Win32 OpenOffice.org_project/330m20$Build-9567</meta:generator>
    <meta:initial-creator>Urs Graf</meta:initial-creator>
    <meta:creation-date>2010-04-12T08:44:15</meta:creation-date>
    <dc:creator>Urs Graf</dc:creator>
    <dc:date>2012-02-06T14:48:41.81</dc:date>
    <meta:printed-by>Urs Graf</meta:printed-by>
    <meta:print-date>2010-04-12T09:03:01</meta:print-date>
    <meta:editing-cycles>9</meta:editing-cycles>
    <meta:editing-duration>PT5H18M2S</meta:editing-duration>
    <meta:document-statistic meta:object-count="11"/>
    <meta:user-defined meta:name="Info 1"/>
    <meta:user-defined meta:name="Info 2"/>
    <meta:user-defined meta:name="Info 3"/>
    <meta:user-defined meta:name="Info 4"/>
  </office:meta>
</office:document-meta>
</file>